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2f732"/>
    </style:style>
    <style:style style:name="P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488f0"/>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1430e" officeooo:paragraph-rsid="0011430e"/>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2f732" officeooo:paragraph-rsid="0012f732"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3672a" officeooo:paragraph-rsid="0013672a"/>
    </style:style>
    <style:style style:name="P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0pt" fo:letter-spacing="normal" fo:font-style="normal" fo:font-weight="normal" officeooo:paragraph-rsid="0012f732"/>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0pt" fo:letter-spacing="normal" fo:font-style="normal" style:text-underline-style="none" fo:font-weight="normal" officeooo:rsid="0011430e" officeooo:paragraph-rsid="0011430e" style:font-size-asian="10pt" style:font-size-complex="10pt"/>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8pt" fo:letter-spacing="normal" fo:font-style="normal" fo:font-weight="normal" style:font-size-asian="8pt" style:font-size-complex="8pt"/>
    </style:style>
    <style:style style:name="P10" style:family="paragraph" style:parent-style-name="Text_20_body">
      <style:paragraph-properties fo:margin-left="0cm" fo:margin-right="0cm" fo:margin-top="0cm" fo:margin-bottom="0.423cm" loext:contextual-spacing="false" fo:orphans="2" fo:widows="2" fo:text-indent="0cm" style:auto-text-indent="false"/>
    </style:style>
    <style:style style:name="P11" style:family="paragraph" style:parent-style-name="Heading_20_1">
      <style:paragraph-properties fo:margin-left="0cm" fo:margin-right="0cm" fo:margin-top="0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20pt" fo:letter-spacing="normal" fo:font-style="normal" fo:font-weight="bold" officeooo:paragraph-rsid="0012f732" style:font-size-asian="20pt" style:font-size-complex="20pt"/>
    </style:style>
    <style:style style:name="P1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0pt" fo:letter-spacing="normal" fo:font-style="normal" fo:font-weight="bold" style:font-size-asian="10pt" style:font-size-complex="10pt"/>
    </style:style>
    <style:style style:name="P13"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0pt" fo:letter-spacing="normal" fo:font-style="normal" fo:font-weight="bold" officeooo:paragraph-rsid="001488f0" style:font-size-asian="10pt" style:font-size-complex="10pt"/>
    </style:style>
    <style:style style:name="P14"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4pt" fo:letter-spacing="normal" fo:font-style="normal" fo:font-weight="bold" style:font-size-asian="14pt" style:font-size-complex="14pt"/>
    </style:style>
    <style:style style:name="P15"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4pt" fo:letter-spacing="normal" fo:font-style="normal" fo:font-weight="bold" officeooo:paragraph-rsid="000fe664" style:font-size-asian="14pt" style:font-size-complex="14pt"/>
    </style:style>
    <style:style style:name="P16"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1430e" officeooo:paragraph-rsid="0011430e" style:font-size-asian="12pt" style:font-size-complex="12pt"/>
    </style:style>
    <style:style style:name="P1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2f732" officeooo:paragraph-rsid="001488f0"/>
    </style:style>
    <style:style style:name="P1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4pt" fo:letter-spacing="normal" fo:font-style="normal" fo:font-weight="bold" officeooo:paragraph-rsid="0011430e" style:font-size-asian="14pt" style:font-size-complex="14pt"/>
    </style:style>
    <style:style style:name="P20"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1" style:family="paragraph" style:parent-style-name="Heading_20_1">
      <style:paragraph-properties fo:margin-left="0cm" fo:margin-right="0cm" fo:margin-top="0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4pt" fo:letter-spacing="normal" fo:font-style="normal" fo:font-weight="bold" officeooo:paragraph-rsid="0012f732" style:font-size-asian="14pt" style:font-size-complex="14pt"/>
    </style:style>
    <style:style style:name="P2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0pt" fo:letter-spacing="normal" fo:font-style="normal" fo:font-weight="bold" style:font-size-asian="10pt" style:font-size-complex="10pt"/>
    </style:style>
    <style:style style:name="T1" style:family="text">
      <style:text-properties style:text-underline-style="none" officeooo:rsid="0011430e" style:font-size-asian="8.75pt" style:font-size-complex="10pt"/>
    </style:style>
    <style:style style:name="T2" style:family="text">
      <style:text-properties style:text-underline-style="none" officeooo:rsid="0012f732" style:font-size-asian="8.75pt" style:font-size-complex="10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2f732" style:font-size-asian="12pt" style:font-weight-asian="normal" style:font-size-complex="12pt" style:font-weight-complex="normal"/>
    </style:style>
    <style:style style:name="T5" style:family="text">
      <style:text-properties fo:font-variant="normal" fo:text-transform="none" fo:color="#0366d6" style:text-line-through-style="none" style:text-line-through-type="none" style:font-name="apple-system" fo:font-size="8pt" fo:letter-spacing="normal"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24292e" style:font-name="apple-system" fo:font-size="8pt" fo:letter-spacing="normal" fo:font-style="normal" fo:font-weight="normal" style:font-size-asian="8pt" style:font-size-complex="8pt"/>
    </style:style>
    <style:style style:name="T7" style:family="text">
      <style:text-properties fo:font-size="10pt" officeooo:rsid="0012f732" style:font-size-asian="10pt" style:font-size-complex="10pt"/>
    </style:style>
    <style:style style:name="T8" style:family="text">
      <style:text-properties fo:font-size="10pt" officeooo:rsid="0013672a" style:font-size-asian="10pt" style:font-size-complex="10pt"/>
    </style:style>
    <style:style style:name="T9" style:family="text">
      <style:text-properties fo:font-size="10pt" style:text-underline-style="none" style:font-size-asian="8.75pt" style:font-size-complex="10pt"/>
    </style:style>
    <style:style style:name="T10" style:family="text">
      <style:text-properties fo:font-size="10pt" style:text-underline-style="none" officeooo:rsid="0011430e" style:font-size-asian="8.75pt" style:font-size-complex="10pt"/>
    </style:style>
    <style:style style:name="T11" style:family="text">
      <style:text-properties officeooo:rsid="0011430e"/>
    </style:style>
    <style:style style:name="T12" style:family="text">
      <style:text-properties fo:font-size="14pt" style:font-size-asian="14pt" style:font-size-complex="14pt"/>
    </style:style>
    <style:style style:name="T13" style:family="text">
      <style:text-properties officeooo:rsid="0012f732"/>
    </style:style>
    <style:style style:name="T14" style:family="text">
      <style:text-properties officeooo:rsid="0013672a" style:font-size-asian="12pt" style:font-size-complex="12pt"/>
    </style:style>
    <style:style style:name="T15" style:family="text">
      <style:text-properties style:text-position="0% 100%" style:text-underline-style="none" fo:font-weight="normal" officeooo:rsid="0012f732" style:font-weight-asian="normal" style:font-weight-complex="normal"/>
    </style:style>
    <style:style style:name="T16" style:family="text">
      <style:text-properties officeooo:rsid="0014dd75"/>
    </style:style>
    <style:style style:name="T17" style:family="text">
      <style:text-properties officeooo:rsid="0015477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onquer space<text:bookmark text:name="user-content-descripción"/><text:line-break/></text:h>
      <text:h text:style-name="P21" text:outline-level="1">Descripción</text:h>
      <text:p text:style-name="P1">El juego consta de dos o más bolas rebotando aleatoriamente. Para ganar tienes que eliminar cierta cantidad del espacio donde están las bolas. El espacio se eliminara si logramos aislar una cantidad de espacio mediante la generación de dos vectores en dirección contraria. Si alguna de las bolas choca contra este vector durante su generación, el jugador perderá una vida.</text:p>
      <text:h text:style-name="P14" text:outline-level="2"><text:bookmark text:name="user-content-mvp---tecnología-dom---canvas"/>MVP - Tecnología (DOM - CANVAS)</text:h>
      <text:p text:style-name="P2">Generar un canvas.<text:line-break/>Generar dos bolas que reboten aleatoriamente.<text:line-break/>Generar un vector que eliminara el espacio conquistado.</text:p>
      <text:h text:style-name="P15" text:outline-level="2"><text:bookmark text:name="user-content-backlog"/>Backlog<text:line-break/><text:line-break/><text:span text:style-name="T4">Bolas</text:span><text:span text:style-name="T3"><text:line-break/>Música<text:line-break/>Imágenes<text:line-break/>Niveles<text:line-break/>Contador de puntos<text:line-break/>Instrucciones</text:span></text:h>
      <text:h text:style-name="P14" text:outline-level="2"><text:bookmark text:name="user-content-estructuras-de-datos"/>Estructuras de Datos</text:h>
      <text:p text:style-name="P4">Game</text:p>
      <text:p text:style-name="P8">Canvas<text:line-break/>Context<text:line-break/>Exp wall<text:line-break/>Wall<text:line-break/>Check space<text:line-break/>Ball<text:line-break/>Game Over</text:p>
      <text:p text:style-name="P17"><text:soft-page-break/></text:p>
      <text:p text:style-name="P17">Bola</text:p>
      <text:p text:style-name="P7"><text:span text:style-name="T1">Canvas<text:line-break/>Context<text:line-break/>Size<text:line-break/>x<text:line-break/>y<text:line-break/>Direction<text:line-break/>Velocity<text:line-break/>-update()<text:line-break/>-draw()<text:line-break/>-setDirection()<text:line-break/>-check</text:span><text:span text:style-name="T2">CollisionWall()<text:line-break/>-checkCollisionScreen()<text:line-break/>-checkCollisionExpWall()</text:span></text:p>
      <text:p text:style-name="P5"><text:span text:style-name="T11">E</text:span>xp wall<text:line-break/><text:line-break/><text:span text:style-name="T10">Canvas<text:line-break/>Context<text:line-break/>Size<text:line-break/>x<text:line-break/>y<text:line-break/>-update()<text:line-break/>-draw()<text:line-break/>-setDirection()</text:span><text:span text:style-name="T9"><text:line-break/>-checkCollisionScreen()</text:span></text:p>
      <text:p text:style-name="P5">Wall<text:line-break/><text:line-break/><text:span text:style-name="T10">Canvas<text:line-break/>Context<text:line-break/>Size<text:line-break/>x<text:line-break/>y<text:line-break/>-update()<text:line-break/>-draw()<text:line-break/></text:span></text:p>
      <text:p text:style-name="P5">tSpace<text:line-break/><text:line-break/><text:span text:style-name="T10">Canvas<text:line-break/>Context<text:line-break/>Size<text:line-break/>x<text:line-break/>y<text:line-break/>-update()<text:line-break/></text:span><text:soft-page-break/><text:span text:style-name="T10">-draw()<text:line-break/>-setDirection()</text:span><text:span text:style-name="T9"><text:line-break/>-checkCollisionBall()<text:line-break/></text:span></text:p>
      <text:p text:style-name="P19">States y States Transitions</text:p>
      <text:p text:style-name="P1">Definicion del las transiciones del juego y del main.</text:p>
      <text:list xml:id="list3844761690" text:style-name="L1">
        <text:list-item>
          <text:p text:style-name="P20">splashScreen</text:p>
        </text:list-item>
        <text:list-item>
          <text:p text:style-name="P20">gameScreen</text:p>
        </text:list-item>
        <text:list-item>
          <text:p text:style-name="P20">gameoverScreen</text:p>
        </text:list-item>
      </text:list>
      <text:p text:style-name="P1">funciones de <text:span text:style-name="T17">transición.</text:span></text:p>
      <text:h text:style-name="P14" text:outline-level="2"><text:bookmark text:name="user-content-task"/>Task</text:h>
      <text:p text:style-name="P6">TO DO</text:p>
      <text:p text:style-name="P3">- D<text:span text:style-name="T13">OM (Start screen – Game screen – G Over Screen)<text:line-break/>- GAME<text:line-break/>- BALL<text:line-break/> </text:span><text:span text:style-name="T7">BALL MOVIMIENTO <text:line-break/> COL</text:span><text:span text:style-name="T8">LISION W SCREEN</text:span><text:span text:style-name="T13"><text:line-break/>- EXP WALL<text:line-break/> </text:span><text:span text:style-name="T7">WALL<text:line-break/> COLLISION W SCREEN<text:line-break/>- </text:span><text:span text:style-name="T14">WALL<text:line-break/>- BALL<text:line-break/> </text:span><text:span text:style-name="T8">COLLISION W EXP WALL<text:line-break/> COLLISION W WALL<text:line-break/>- </text:span><text:span text:style-name="T14">SPACE<text:line-break/> </text:span><text:span text:style-name="T8">CHECK IF BALL</text:span><text:span text:style-name="T7"><text:line-break/>-</text:span><text:span text:style-name="T14">LIVES</text:span></text:p>
      <text:p text:style-name="P18"/>
      <text:p text:style-name="P18"/>
      <text:p text:style-name="P18"/>
      <text:p text:style-name="P18"/>
      <text:p text:style-name="P18"><text:soft-page-break/>BACK LOG</text:p>
      <text:h text:style-name="P13" text:outline-level="2"><text:span text:style-name="T15">Contador de puntos<text:line-break/>Bolas<text:line-break/>Niveles<text:line-break/>Instrucciones<text:line-break/>Música<text:line-break/>Imágenes</text:span><text:bookmark text:name="user-content-links"/><text:span text:style-name="T15"><text:line-break/><text:line-break/></text:span><text:span text:style-name="T12">Links</text:span></text:h>
      <text:h text:style-name="P12" text:outline-level="3"><text:bookmark text:name="user-content-git"/>Git</text:h>
      <text:p text:style-name="P10"><text:span text:style-name="T6">Especificar las url del proyecto y del deploy<text:line-break/>https://github.com/flordutari/isolate-it</text:span><text:span text:style-name="T5"><text:line-break/></text:span><text:a xlink:type="simple" xlink:href="http://github.com/" text:style-name="Internet_20_link" text:visited-style-name="Visited_20_Internet_20_Link">Link Deploy</text:a></text:p>
      <text:h text:style-name="P12" text:outline-level="3"><text:bookmark text:name="user-content-slidescom"/>Slides.com</text:h>
      <text:p text:style-name="P9">Especificar la url de la <text:span text:style-name="T16">presentación</text:span></text:p>
      <text:p text:style-name="P10"><text:a xlink:type="simple" xlink:href="http://slides.com/" text:style-name="Internet_20_link" text:visited-style-name="Visited_20_Internet_20_Link"><text:span text:style-name="T5">Link Slides.com</text:span></text:a></text:p>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6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22:35.880364788</meta:creation-date>
    <dc:date>2019-02-16T14:20:40.761646974</dc:date>
    <meta:editing-duration>PT2H53M12S</meta:editing-duration>
    <meta:editing-cycles>2</meta:editing-cycles>
    <meta:generator>LibreOffice/6.1.4.2$Linux_X86_64 LibreOffice_project/10$Build-2</meta:generator>
    <meta:document-statistic meta:table-count="0" meta:image-count="0" meta:object-count="0" meta:page-count="4" meta:paragraph-count="30" meta:word-count="251" meta:character-count="1691" meta:non-whitespace-character-count="1455"/>
  </office:meta>
</office:document-meta>
</file>